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objectwithoutfill">
      <style:graphic-properties svg:stroke-width="0.03cm" draw:marker-start-width="0.35cm" draw:marker-end="Arrow_20_concave" draw:marker-end-width="0.17cm" draw:fill="none" draw:textarea-horizontal-align="center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3" style:family="paragraph">
      <style:paragraph-properties fo:text-align="center"/>
      <style:text-properties fo:font-size="9pt" style:font-size-asian="10pt" style:font-size-complex="10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style:style style:name="T2" style:family="text">
      <style:text-properties fo:font-size="9pt" style:font-size-asian="10pt" style:font-size-complex="10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0.5cm" svg:height="0.5cm" svg:x="8.5cm" svg:y="6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5cm" svg:height="0.5cm" svg:x="8.5cm" svg:y="5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0.5cm" svg:height="0.5cm" svg:x="7cm" svg:y="5.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0.5cm" svg:height="0.5cm" svg:x="10cm" svg:y="5.5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0.5cm" svg:height="0.5cm" svg:x="11.5cm" svg:y="5.5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7.5cm" svg:y1="5.75cm" svg:x2="8.5cm" svg:y2="6.25cm" draw:start-shape="id1" draw:end-shape="id2" draw:end-glue-point="6" svg:d="M7500 5750l1000 500">
          <text:p text:style-name="P1"><text:span text:style-name="T2"/></text:p>
          <text:p text:style-name="P1"><text:span text:style-name="T2"/></text:p>
          <text:p text:style-name="P1"><text:span text:style-name="T3">[1,3</text:span><text:span text:style-name="T1">0</text:span><text:span text:style-name="T3">] <text:s text:c="3"/></text:span></text:p>
        </draw:connector>
        <draw:connector draw:style-name="gr2" draw:text-style-name="P3" draw:layer="layout" draw:type="line" svg:x1="7.5cm" svg:y1="5.75cm" svg:x2="8.5cm" svg:y2="5.25cm" draw:start-shape="id1" draw:start-glue-point="10" draw:end-shape="id3" draw:end-glue-point="6" svg:d="M7500 5750l1000-500">
          <text:p text:style-name="P1"><text:span text:style-name="T3">[1,3</text:span><text:span text:style-name="T1">0</text:span><text:span text:style-name="T3">] <text:s text:c="3"/></text:span></text:p>
          <text:p text:style-name="P1"><text:span text:style-name="T2"/></text:p>
          <text:p text:style-name="P1"><text:span text:style-name="T2"/></text:p>
        </draw:connector>
        <draw:connector draw:style-name="gr2" draw:text-style-name="P3" draw:layer="layout" draw:type="line" svg:x1="9cm" svg:y1="5.25cm" svg:x2="10cm" svg:y2="5.75cm" draw:start-shape="id3" draw:end-shape="id4" draw:end-glue-point="6" svg:d="M9000 5250l1000 500">
          <text:p text:style-name="P1"><text:span text:style-name="T3"><text:s text:c="4"/></text:span><text:span text:style-name="T3">[1,3</text:span><text:span text:style-name="T1">0</text:span><text:span text:style-name="T3">]</text:span></text:p>
          <text:p text:style-name="P1"><text:span text:style-name="T2"/></text:p>
          <text:p text:style-name="P1"><text:span text:style-name="T2"/></text:p>
        </draw:connector>
        <draw:connector draw:style-name="gr2" draw:text-style-name="P3" draw:layer="layout" draw:type="line" svg:x1="10.5cm" svg:y1="5.75cm" svg:x2="11.5cm" svg:y2="5.75cm" draw:start-shape="id4" draw:start-glue-point="10" draw:end-shape="id5" draw:end-glue-point="6" svg:d="M10500 5750h1000">
          <text:p text:style-name="P1"><text:span text:style-name="T3">[1,1</text:span><text:span text:style-name="T1">0</text:span><text:span text:style-name="T3">]</text:span></text:p>
          <text:p text:style-name="P1"><text:span text:style-name="T2">[30,40]</text:span></text:p>
          <text:p text:style-name="P1"><text:span text:style-name="T2"/></text:p>
          <text:p text:style-name="P1"><text:span text:style-name="T2"/></text:p>
          <text:p text:style-name="P1"><text:span text:style-name="T2"/></text:p>
        </draw:connector>
        <draw:frame draw:style-name="gr3" draw:text-style-name="P4" draw:layer="layout" svg:width="1.543cm" svg:height="0.645cm" svg:x="5.6cm" svg:y="5.455cm">
          <draw:text-box>
            <text:p text:style-name="P4"><text:span text:style-name="T3">submit</text:span></text:p>
          </draw:text-box>
        </draw:frame>
        <draw:frame draw:style-name="gr3" draw:text-style-name="P4" draw:layer="layout" svg:width="1.954cm" svg:height="0.645cm" svg:x="11.8cm" svg:y="5.455cm">
          <draw:text-box>
            <text:p text:style-name="P4"><text:span text:style-name="T3">authorize</text:span></text:p>
          </draw:text-box>
        </draw:frame>
        <draw:frame draw:style-name="gr3" draw:text-style-name="P4" draw:layer="layout" svg:width="2.013cm" svg:height="0.645cm" svg:x="7.7cm" svg:y="4.355cm">
          <draw:text-box>
            <text:p text:style-name="P4"><text:span text:style-name="T3">proofread</text:span></text:p>
          </draw:text-box>
        </draw:frame>
        <draw:frame draw:style-name="gr3" draw:text-style-name="P4" draw:layer="layout" svg:width="1.836cm" svg:height="0.645cm" svg:x="9.457cm" svg:y="5.855cm">
          <draw:text-box>
            <text:p text:style-name="P4"><text:span text:style-name="T3">examine</text:span></text:p>
          </draw:text-box>
        </draw:frame>
        <draw:frame draw:style-name="gr3" draw:text-style-name="P4" draw:layer="layout" svg:width="2.03cm" svg:height="0.645cm" svg:x="7.77cm" svg:y="6.4cm">
          <draw:text-box>
            <text:p text:style-name="P4"><text:span text:style-name="T3">normaliz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58M53S</meta:editing-duration>
    <meta:editing-cycles>33</meta:editing-cycles>
    <meta:generator>OpenOffice/4.1.3$Unix OpenOffice.org_project/413m1$Build-9783</meta:generator>
    <dc:date>2018-12-31T10:11:30</dc:date>
    <meta:document-statistic meta:object-count="14"/>
  </office:meta>
</office:document-meta>
</file>